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tyle-asian="normal" style:font-style-complex="normal"/>
    </style:style>
    <style:style style:name="P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officeooo:paragraph-rsid="00265101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size-complex="10.5pt" style:font-style-complex="normal"/>
    </style:style>
    <style:style style:name="P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b2120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Segoe UI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Segoe UI" fo:font-size="20pt" style:font-size-asian="20pt" style:font-size-complex="20pt"/>
    </style:style>
    <style:style style:name="P14" style:family="paragraph" style:parent-style-name="Standard">
      <style:paragraph-properties fo:text-align="justify" style:justify-single-word="false"/>
      <style:text-properties style:font-name="Segoe UI" fo:font-size="11pt" style:font-size-asian="11pt" style:font-size-complex="11pt"/>
    </style:style>
    <style:style style:name="P15" style:family="paragraph" style:parent-style-name="Standard">
      <style:paragraph-properties fo:line-height="100%"/>
      <style:text-properties style:font-name="Segoe UI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Segoe UI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Segoe UI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Segoe UI"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Text_20_body" style:list-style-name="L1">
      <style:paragraph-properties fo:margin-top="0cm" fo:margin-bottom="0cm" style:contextual-spacing="false" fo:line-height="100%"/>
      <style:text-properties fo:font-variant="normal" fo:text-transform="none" fo:color="#333333" style:font-name="Segoe UI" fo:font-size="10.5pt" fo:letter-spacing="normal" fo:font-style="normal" fo:font-weight="normal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 fo:line-height="100%"/>
      <style:text-properties fo:font-variant="normal" fo:text-transform="none" fo:color="#333333" style:font-name="Segoe UI" fo:font-size="10.5pt" fo:letter-spacing="normal" fo:font-style="normal"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29afe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83f7" style:font-weight-asian="bold" style:font-weight-complex="bold"/>
    </style:style>
    <style:style style:name="T4" style:family="text">
      <style:text-properties fo:font-weight="bold" officeooo:rsid="00265101" style:font-weight-asian="bold" style:font-weight-complex="bold"/>
    </style:style>
    <style:style style:name="T5" style:family="text">
      <style:text-properties fo:font-weight="bold" officeooo:rsid="00283f97"/>
    </style:style>
    <style:style style:name="T6" style:family="text">
      <style:text-properties fo:font-variant="normal" fo:text-transform="none" fo:color="#428bca" style:text-line-through-style="none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333333" fo:font-size="10.5pt" fo:letter-spacing="normal"/>
    </style:style>
    <style:style style:name="T8" style:family="text">
      <style:text-properties fo:font-variant="normal" fo:text-transform="none" fo:color="#333333" style:font-name="Segoe UI" fo:font-size="10.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333333" style:font-name="Segoe UI" fo:font-size="10.5pt" fo:letter-spacing="normal" fo:font-style="normal" fo:font-weight="normal" style:font-style-asian="normal" style:font-style-complex="normal"/>
    </style:style>
    <style:style style:name="T10" style:family="text"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size-complex="10.5pt" style:font-style-complex="normal"/>
    </style:style>
    <style:style style:name="T12" style:family="text">
      <style:text-properties fo:font-variant="normal" fo:text-transform="none" fo:color="#333333" style:font-name="Segoe UI" fo:font-size="10.5pt" fo:letter-spacing="normal" fo:font-style="normal" fo:font-weight="normal" officeooo:rsid="001b2120" style:font-size-asian="10.5pt" style:font-style-asian="normal" style:font-size-complex="10.5pt" style:font-style-complex="normal"/>
    </style:style>
    <style:style style:name="T13" style:family="text">
      <style:text-properties fo:font-variant="normal" fo:text-transform="none" fo:color="#333333" style:font-name="Segoe UI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4" style:family="text">
      <style:text-properties fo:font-variant="normal" fo:text-transform="none" fo:color="#333333" style:font-name="Segoe UI" fo:font-size="10.5pt" fo:letter-spacing="normal" fo:font-style="normal" fo:font-weight="bold" officeooo:rsid="001b2120" style:font-size-asian="10.5pt" style:font-style-asian="normal" style:font-weight-asian="bold" style:font-size-complex="10.5pt" style:font-style-complex="normal" style:font-weight-complex="bold"/>
    </style:style>
    <style:style style:name="T15" style:family="text">
      <style:text-properties fo:font-variant="normal" fo:text-transform="none" fo:color="#333333" style:font-name="Segoe UI" fo:font-size="10.5pt" fo:letter-spacing="normal" fo:font-style="normal" fo:font-weight="bold" officeooo:rsid="00199745" style:font-size-asian="10.5pt" style:font-style-asian="normal" style:font-weight-asian="bold" style:font-size-complex="10.5pt" style:font-style-complex="normal" style:font-weight-complex="bold"/>
    </style:style>
    <style:style style:name="T16" style:family="text">
      <style:text-properties fo:font-variant="normal" fo:text-transform="none" fo:color="#333333" style:font-name="Segoe UI" fo:font-size="10.5pt" fo:letter-spacing="normal" fo:font-style="normal" fo:font-weight="bold" officeooo:rsid="0029afee" style:font-size-asian="10.5pt" style:font-style-asian="normal" style:font-weight-asian="bold" style:font-size-complex="10.5pt" style:font-style-complex="normal" style:font-weight-complex="bold"/>
    </style:style>
    <style:style style:name="T17" style:family="text">
      <style:text-properties fo:font-variant="normal" fo:text-transform="none" fo:color="#333333" style:font-name="Segoe UI" fo:font-size="10.5pt" fo:letter-spacing="normal" fo:font-style="normal" style:font-size-asian="10.5pt" style:font-style-asian="normal" style:font-size-complex="10.5pt" style:font-style-complex="normal"/>
    </style:style>
    <style:style style:name="T18" style:family="text">
      <style:text-properties fo:color="#428bca" style:text-line-through-style="none" style:text-underline-style="none" style:text-blinking="fals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Segoe UI" fo:font-size="10.5pt" style:font-size-asian="10.5pt" style:font-size-complex="10.5pt"/>
    </style:style>
    <style:style style:name="T21" style:family="text">
      <style:text-properties style:font-name="Segoe UI" fo:font-size="10.5pt" officeooo:rsid="00199745" style:font-size-asian="10.5pt" style:font-size-complex="10.5pt"/>
    </style:style>
    <style:style style:name="T22" style:family="text">
      <style:text-properties style:font-name="Segoe UI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style:font-name="Segoe UI" fo:font-size="10.5pt" fo:font-weight="bold" officeooo:rsid="00199745" style:font-size-asian="10.5pt" style:font-weight-asian="bold" style:font-size-complex="10.5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0080" style:font-name="Segoe UI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26" style:family="text">
      <style:text-properties officeooo:rsid="00223958"/>
    </style:style>
    <style:style style:name="T27" style:family="text">
      <style:text-properties officeooo:rsid="00240cda"/>
    </style:style>
    <style:style style:name="T28" style:family="text">
      <style:text-properties officeooo:rsid="00254bf1"/>
    </style:style>
    <style:style style:name="T29" style:family="text">
      <style:text-properties officeooo:rsid="002651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ui Cheng</text:p>
      <text:p text:style-name="P14"><text:span text:style-name="T2">Phone</text:span>: (+61) 421 347 129 <text:s/></text:p>
      <text:p text:style-name="P14"><text:span text:style-name="T2">Email</text:span>: <text:a xlink:type="simple" xlink:href="mailto:ktei2008@gmail.com" text:style-name="Internet_20_link" text:visited-style-name="Visited_20_Internet_20_Link">ktei2008@gmail.com</text:a></text:p>
      <text:p text:style-name="P14"><text:span text:style-name="T2">Address</text:span>: 6/8 Cottonwood Crescent Macquarie Park, Sydney 2113</text:p>
      <text:p text:style-name="P14"/>
      <text:p text:style-name="P17">Objective</text:p>
      <text:p text:style-name="P18">I love programming which always gives me fun and a sense of accomplishment. I enjoy the moment when my work is appreciated by end users because that shows <text:span text:style-name="T26">the</text:span> value of my professional skills. Most importantly, I think my background <text:span text:style-name="T27">well</text:span> fits what your job requirement describes.</text:p>
      <text:p text:style-name="P16"/>
      <text:p text:style-name="P17">Experience</text:p>
      <text:p text:style-name="P10"><text:a xlink:type="simple" xlink:href="http://www.ryarc.com/" text:style-name="Internet_20_link" text:visited-style-name="Visited_20_Internet_20_Link"><text:span text:style-name="Strong_20_Emphasis">Ryarc Technology Limited</text:span></text:a><text:span text:style-name="Strong_20_Emphasis"><text:span text:style-name="T6"> </text:span></text:span><text:span text:style-name="Emphasis"><text:span text:style-name="T7">Aug 2010 – Present (Full-time)</text:span></text:span></text:p>
      <text:p text:style-name="P11"><text:span text:style-name="Emphasis"><text:span text:style-name="T8">Ryarc is a company which develops digital signage software. Our main product is CampaignManager (CM), which is a very competent in digital signage market. In fact, Intel has been very interested in it and has bought our codebase license to develop their market. I started my career in this company as a member in the development team. Most of the time, our development is based on .NET platform. </text:span></text:span><text:span text:style-name="Emphasis"><text:span text:style-name="T9">My main contribution to the product includes:</text:span></text:span></text:p>
      <text:list xml:id="list1684548124595237727" text:style-name="L1">
        <text:list-item>
          <text:p text:style-name="P19">Several key modules for CM client <text:span text:style-name="T28">with </text:span>main technologies <text:span text:style-name="T28">like</text:span> <text:span text:style-name="T2">WPF</text:span>, <text:span text:style-name="T2">WCF</text:span>, <text:span text:style-name="T2">Windows Service, Entity Framewor</text:span><text:span text:style-name="T3">k, ADO.NET</text:span></text:p>
        </text:list-item>
        <text:list-item>
          <text:p text:style-name="P19">CM-related web applications such as <text:a xlink:type="simple" xlink:href="http://www.ryarc.net/ryarcmobile" text:style-name="Internet_20_link" text:visited-style-name="Visited_20_Internet_20_Link">RyarcMobile</text:a><text:span text:style-name="T18"> </text:span>and <text:a xlink:type="simple" xlink:href="http://www.ryarc.net/deus" text:style-name="Internet_20_link" text:visited-style-name="Visited_20_Internet_20_Link">DEUS</text:a> (main technologies include <text:span text:style-name="T2">ASP.NET MVC</text:span>, <text:span text:style-name="T2">HTML</text:span>, <text:span text:style-name="T2">CSS</text:span>, <text:span text:style-name="T2">jQuery, KnockoutJS, CoffeeScript</text:span>)</text:p>
        </text:list-item>
        <text:list-item>
          <text:p text:style-name="P21"><text:span text:style-name="T24">Android Player, which is our CM player running on </text:span>Android<text:span text:style-name="T24"> platform</text:span></text:p>
        </text:list-item>
        <text:list-item>
          <text:p text:style-name="P19">Daily bug fixing</text:p>
        </text:list-item>
        <text:list-item>
          <text:p text:style-name="P19">Code refactoring and optimization</text:p>
        </text:list-item>
        <text:list-item>
          <text:p text:style-name="P19">Build process design, scripting (main technologies include XML, InstallAware, MSBuild)</text:p>
        </text:list-item>
      </text:list>
      <text:p text:style-name="P1"/>
      <text:p text:style-name="P7">More Experience</text:p>
      <text:p text:style-name="P22"><text:span text:style-name="T10">I'm also one of the main developers of </text:span><text:a xlink:type="simple" xlink:href="http://www.themakeupsocial.com/" text:style-name="Internet_20_link" text:visited-style-name="Visited_20_Internet_20_Link"><text:span text:style-name="T25">http://www.themakeupsocial.com</text:span></text:a><text:span text:style-name="T20">, which serves as a social beauty sharing network for women, </text:span><text:span text:style-name="T21">and contains a suite of complex UI interactions done by </text:span><text:span text:style-name="T15">Bootstrap, </text:span><text:span text:style-name="T16">KnockoutJS and JQuery</text:span><text:span text:style-name="T21">.</text:span><text:span text:style-name="T11"> We build this website using </text:span><text:span text:style-name="T10">PHP</text:span><text:span text:style-name="T11"> (laravel, an excellent MVC framework) + </text:span><text:span text:style-name="T10">MySQL</text:span><text:span text:style-name="T11"> for back-end and </text:span><text:span text:style-name="T13">Bootstrap 3 </text:span><text:span text:style-name="T11">+ </text:span><text:span text:style-name="T13">jQuery</text:span><text:span text:style-name="T11"> + </text:span><text:span text:style-name="T13">KnockoutJS</text:span><text:span text:style-name="T11"> for front-end. We use </text:span><text:span text:style-name="T13">TDD</text:span><text:span text:style-name="T11"> approach to build this website and currently it's being maintained by 750+ tests, the running time of which is less than 2 minutes.</text:span></text:p>
      <text:p text:style-name="P5"/>
      <text:p text:style-name="P8"><text:span text:style-name="T11">Besides, I'm also a main developer who built </text:span><text:a xlink:type="simple" xlink:href="http://tracksift.com/" text:style-name="Internet_20_link" text:visited-style-name="Visited_20_Internet_20_Link"><text:span text:style-name="T22">http://tracksift.com</text:span></text:a><text:span text:style-name="T11"> (I'm not the owner of this site). This website is written in </text:span><text:span text:style-name="T10">PHP</text:span><text:span text:style-name="T11"> (laravel framework) and </text:span><text:span text:style-name="T13">KnockoutJS</text:span><text:span text:style-name="T11">. It allows users (mostly DJs) to upload their song tracks using Soundcloud API and discuss about their songs.</text:span></text:p>
      <text:p text:style-name="P5"/>
      <text:p text:style-name="P9"><text:span text:style-name="T12">Additionally, one of my strengths is that </text:span><text:span text:style-name="T14">I have experience in both back-end and front-end</text:span><text:span text:style-name="T12">. Such experience makes me fully understand how to well integrate UI and remote service, thus bringing more efficiency while working with other team members.</text:span></text:p>
      <text:p text:style-name="P6"/>
      <text:p text:style-name="P6">My Online CV</text:p>
      <text:p text:style-name="P8"><text:span text:style-name="T10">I built my online CV here: </text:span><text:a xlink:type="simple" xlink:href="http://morethannerds.herokuapp.com/#/cv" text:style-name="Internet_20_link" text:visited-style-name="Visited_20_Internet_20_Link"><text:span text:style-name="T25">http://morethannerds.herokuapp.com/#/cv</text:span></text:a><text:span text:style-name="T17"> </text:span><text:span text:style-name="T10">Please feel free to visit it. Note that this is a free cloud server so it might be slow when you open it the first time. I built this site with Ruby on Rails + AngularJS. GitHub repository link: </text:span><text:a xlink:type="simple" xlink:href="https://github.com/ktei/MoreThanNerds" text:style-name="Internet_20_link" text:visited-style-name="Visited_20_Internet_20_Link"><text:span text:style-name="T25">https://github.com/ktei/MoreThanNerds</text:span></text:a><text:span text:style-name="T10"> </text:span></text:p>
      <text:p text:style-name="P20"/>
      <text:p text:style-name="P12"><text:soft-page-break/>Education</text:p>
      <text:p text:style-name="P2"><text:span text:style-name="T1">University of New South Wales</text:span> <text:span text:style-name="T19">(2008 – 2010)</text:span></text:p>
      <text:p text:style-name="P3">Degree: Master of Information Technology</text:p>
      <text:p text:style-name="P3">Academic Performance: Distinction</text:p>
      <text:p text:style-name="P3"/>
      <text:p text:style-name="P12">Skills</text:p>
      <text:p text:style-name="P2">Strongly typed languages: <text:span text:style-name="T1">C#, Java </text:span><text:span text:style-name="T1">(Strong knowledge of OO programming)</text:span></text:p>
      <text:p text:style-name="P2">Weakly typed languages: <text:span text:style-name="T1">JavaScript, PHP</text:span></text:p>
      <text:p text:style-name="P3">Mobile development: <text:span text:style-name="T2">Android</text:span></text:p>
      <text:p text:style-name="P2">Desktop development: <text:span text:style-name="T1">WPF </text:span><text:span text:style-name="T5">(using MVVM)</text:span></text:p>
      <text:p text:style-name="P2">Web back-end development: <text:span text:style-name="T1">ASP.NET MVC, PHP (Laravel)</text:span></text:p>
      <text:p text:style-name="P2">Web front-end development: <text:span text:style-name="T1">HTML, jQuery, KnockoutJS, CSS, LESS</text:span></text:p>
      <text:p text:style-name="P2">Database: <text:span text:style-name="T1">MS SQL Server, MySQL, SQLite</text:span></text:p>
      <text:p text:style-name="P4"><text:span text:style-name="T29">Dependency Injection Frameworks: </text:span><text:span text:style-name="T4">Ninject, MEF</text:span></text:p>
      <text:p text:style-name="P3">Unit Testing: <text:span text:style-name="T2">PHP Testing Framework, PHP Mockery </text:span><text:span text:style-name="T2">(I can pick up any other unit testing framework very quickly)</text:span></text:p>
      <text:p text:style-name="P2">Version control: <text:span text:style-name="T1">TFS, Git</text:span></text:p>
      <text:p text:style-name="P2"/>
      <text:p text:style-name="P12">References</text:p>
      <text:p text:style-name="P2">References available upon request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Cheng</meta:initial-creator>
    <meta:creation-date>2013-10-29T18:46:09.37</meta:creation-date>
    <dc:date>2014-06-16T10:42:13.34</dc:date>
    <meta:editing-duration>PT2H8M25S</meta:editing-duration>
    <meta:editing-cycles>82</meta:editing-cycles>
    <meta:generator>LibreOffice/4.0.0.3$Windows_x86 LibreOffice_project/7545bee9c2a0782548772a21bc84a9dcc583b89</meta:generator>
    <meta:document-statistic meta:table-count="0" meta:image-count="0" meta:object-count="0" meta:page-count="2" meta:paragraph-count="38" meta:word-count="528" meta:character-count="3410" meta:non-whitespace-character-count="2921"/>
  </office:meta>
</office:document-meta>
</file>